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 style:text-autospace="none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style:text-autospace="none"/>
      <style:text-properties fo:font-size="10pt" style:font-size-asian="8.75pt" style:font-size-complex="10pt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5" style:family="paragraph" style:parent-style-name="Standard">
      <style:text-properties fo:color="#000000"/>
    </style:style>
    <style:style style:name="P16" style:family="paragraph" style:parent-style-name="Standard">
      <style:paragraph-properties fo:text-align="center" style:justify-single-word="false"/>
      <style:text-properties fo:color="#000000"/>
    </style:style>
    <style:style style:name="P17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fo:font-size="11pt" fo:font-weight="normal" style:font-size-asian="11pt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style="italic" fo:font-weight="normal" style:font-size-asian="10.5pt" style:font-style-asian="italic" style:font-weight-asian="normal" style:font-size-complex="12pt" style:font-weight-complex="normal"/>
    </style:style>
    <style:style style:name="P21" style:family="paragraph" style:parent-style-name="Standard">
      <style:text-properties fo:font-size="10pt" fo:font-style="italic" style:font-size-asian="10pt" style:font-style-asian="italic" style:font-size-complex="10pt"/>
    </style:style>
    <style:style style:name="P22" style:family="paragraph" style:parent-style-name="Standard">
      <style:paragraph-properties style:text-autospace="none"/>
      <style:text-properties fo:font-size="10pt" fo:font-style="italic" style:font-size-asian="10pt" style:font-style-asian="italic" style:font-size-complex="10pt"/>
    </style:style>
    <style:style style:name="P23" style:family="paragraph" style:parent-style-name="Standard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weight-complex="normal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>
      <style:paragraph-properties style:text-autospace="none"/>
    </style:style>
    <style:style style:name="T1" style:family="text">
      <style:text-properties fo:color="#000000"/>
    </style:style>
    <style:style style:name="T2" style:family="text">
      <style:text-properties fo:color="#000000" fo:font-size="11pt" style:font-size-asian="11pt"/>
    </style:style>
    <style:style style:name="T3" style:family="text">
      <style:text-properties fo:color="#000000" fo:font-size="11pt" fo:font-weight="bold" style:font-size-asian="11pt" style:font-weight-asian="bold" style:font-weight-complex="bold"/>
    </style:style>
    <style:style style:name="T4" style:family="text">
      <style:text-properties fo:color="#000000" fo:font-size="11pt" fo:font-style="italic" style:font-size-asian="11pt" style:font-style-asian="italic" style:font-style-complex="italic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fo:font-style="italic" fo:font-weight="normal" style:font-size-asian="10.5pt" style:font-style-asian="italic" style:font-weight-asian="normal" style:font-size-complex="12pt" style:font-weight-complex="normal"/>
    </style:style>
    <style:style style:name="T7" style:family="text">
      <style:text-properties fo:color="#000000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8" style:family="text">
      <style:text-properties fo:color="#000000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0" style:family="text">
      <style:text-properties fo:color="#000000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fo:font-style="italic" style:font-style-asian="italic"/>
    </style:style>
    <style:style style:name="T12" style:family="text">
      <style:text-properties fo:color="#000000" style:text-position="sub 58%" fo:font-size="12pt" fo:font-style="italic" fo:font-weight="normal" style:font-size-asian="10.5pt" style:font-style-asian="italic" style:font-weight-asian="normal" style:font-size-complex="12pt" style:font-weight-complex="normal"/>
    </style:style>
    <style:style style:name="T13" style:family="text">
      <style:text-properties fo:color="#000000" style:text-position="sub 58%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14" style:family="text">
      <style:text-properties fo:color="#000000" style:text-position="sub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weight-complex="bold"/>
    </style:style>
    <style:style style:name="T17" style:family="text">
      <style:text-properties style:text-position="sub 58%"/>
    </style:style>
    <style:style style:name="T18" style:family="text">
      <style:text-properties style:text-position="sub 58%" fo:font-style="italic" style:font-style-asian="itali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0pt" fo:font-style="italic" style:font-size-asian="10pt" style:font-style-asian="italic" style:font-size-complex="10pt"/>
    </style:style>
    <style:style style:name="T21" style:family="text">
      <style:text-properties style:font-weight-complex="bold"/>
    </style:style>
    <style:style style:name="fr1" style:family="graphic" style:parent-style-name="OLE">
      <style:graphic-properties fo:margin-left="0cm" fo:margin-right="0cm" style:vertical-pos="middle" style:vertical-rel="text" fo:padding-left="0.28cm" fo:padding-right="0.28cm" fo:padding-top="0.153cm" fo:padding-bottom="0.153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Badanie efektu Halla</text:p>
      <text:p text:style-name="P15"/>
      <text:p text:style-name="P16">&lt;tabelka z imionami itp&gt;</text:p>
      <text:p text:style-name="P15"/>
      <text:p text:style-name="P17"/>
      <text:p text:style-name="P17">Cel ćwiczenia:</text:p>
      <text:p text:style-name="P15"/>
      <text:p text:style-name="P15"><text:tab/>Celem ćwiczenia było zapoznanie się z przebiegiem zjawiska Halla, zmierzenie odpowiednich zależności liniowych, oraz opisanie koncentracji oraz ruchliwości elektronów swobodnych.</text:p>
      <text:p text:style-name="P15"/>
      <text:p text:style-name="P17"/>
      <text:p text:style-name="P17">Wstęp:</text:p>
      <text:p text:style-name="P18"/>
      <text:p text:style-name="P1"><text:span text:style-name="T2"><text:tab/>Na ładunek elektryczny </text:span><text:span text:style-name="T4">q</text:span><text:span text:style-name="T2"> poruszający się z prędkością </text:span><text:span text:style-name="T3"><draw:frame draw:style-name="fr1" draw:name="Obiekt4" text:anchor-type="as-char" svg:width="0.526cm" svg:height="0.49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3"> </text:span><text:span text:style-name="T2">w polu magnetycznym o indukcji </text:span><text:span text:style-name="T3"><draw:frame draw:style-name="fr1" draw:name="Obiekt3" text:anchor-type="as-char" svg:width="0.547cm" svg:height="0.556cm" draw:z-index="4"><draw:object xlink:href="./Object 2" xlink:type="simple" xlink:show="embed" xlink:actuate="onLoad"/><draw:image xlink:href="./ObjectReplacements/Object 2" xlink:type="simple" xlink:show="embed" xlink:actuate="onLoad"/></draw:frame></text:span><text:span text:style-name="T3"> </text:span><text:span text:style-name="T2">działa siła Lorentza.</text:span></text:p>
      <text:p text:style-name="P19"><draw:frame draw:style-name="fr1" draw:name="Obiekt2" text:anchor-type="as-char" svg:width="2.392cm" svg:height="0.658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5">Pod wpływem tej siły nośniki ładunku są odchylane do jednej ze ścieżek halotronu. Przy jednej ściance powstaje nadmiar ładunków, a przy drugiej niedomiar. W skutek tego powstaje poprzeczne pole elektryczne o natężeniu </text:span><text:span text:style-name="T5"><draw:frame draw:style-name="fr1" draw:name="Obiekt5" text:anchor-type="as-char" svg:width="1.489cm" svg:height="1.147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5">.</text:span></text:p>
      <text:p text:style-name="P9"><text:span text:style-name="T15"><text:tab/>U</text:span><text:span text:style-name="T18">h</text:span> – różnica potencjałów między płytkami z nadmiarem i niedomiarem ładunków</text:p>
      <text:p text:style-name="P11"><text:span text:style-name="T11"><text:tab/>c</text:span><text:span text:style-name="T1"> – szerokość naparowanej warstwy</text:span></text:p>
      <text:p text:style-name="P8">Natężenie to działa na nośniki prądu sterującego siłą:<text:tab/><text:span text:style-name="T9"><draw:frame draw:style-name="fr1" draw:name="Obiekt6" text:anchor-type="as-char" svg:width="1.884cm" svg:height="1.147cm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9">,</text:span></text:p>
      <text:p text:style-name="P8"><text:span text:style-name="T9">następnie siła ta i siła Lorenza równoważą się:<text:tab/><text:tab/></text:span><text:span text:style-name="T6">F=F</text:span><text:span text:style-name="T12">L</text:span><text:span text:style-name="T9"> ,</text:span></text:p>
      <text:p text:style-name="P8"><text:span text:style-name="T9">z czego można wywnioskować:<text:tab/><text:tab/><text:tab/><text:tab/></text:span><text:span text:style-name="T7">U</text:span><text:span text:style-name="T13">h</text:span><text:span text:style-name="T7"> = </text:span><text:span text:style-name="T6">c·v·B</text:span><text:span text:style-name="T10">.</text:span></text:p>
      <text:p text:style-name="P20"/>
      <text:p text:style-name="P8">Natężenie prąd w halotronie wyraża się wzorem:<text:tab/><text:tab/><text:span text:style-name="T15">I=n·e·v·c·d</text:span></text:p>
      <text:p text:style-name="P21"/>
      <text:p text:style-name="P9"><text:span text:style-name="T15">d</text:span> – grubość płytki</text:p>
      <text:p text:style-name="P9"><text:span text:style-name="T16">c</text:span><text:span text:style-name="T21"> – szerokość naparowanej warstwy</text:span></text:p>
      <text:p text:style-name="P9"><text:span text:style-name="T15">n </text:span>– koncentracja nośników</text:p>
      <text:p text:style-name="Standard"><text:span text:style-name="T20">e </text:span><text:span text:style-name="T19">– ładunek elementarny</text:span></text:p>
      <text:p text:style-name="P9"/>
      <text:p text:style-name="Standard">Wyznaczając z tego wzoru v<text:span text:style-name="T17">d</text:span> i podstawiając do wzoru na <text:span text:style-name="T8">U</text:span><text:span text:style-name="T14">h</text:span>, otrzymujemy:</text:p>
      <text:p text:style-name="P3"><draw:frame draw:style-name="fr1" draw:name="Obiekt7" text:anchor-type="as-char" svg:width="2.297cm" svg:height="1.044cm" draw:z-index="2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P8"><text:tab/>Z mikroskopowej interpretacji prawa Ohma można wywnioskować, że prędkość dryftowa jest wprost proporcjonalna do natężenia pola wytworzonego w halotronie: <text:span text:style-name="T15">v=μ·E</text:span></text:p>
      <text:p text:style-name="P23"/>
      <text:p text:style-name="P11"><text:span text:style-name="T15">μ</text:span> – ruchliwość</text:p>
      <text:p text:style-name="P4"/>
      <text:p text:style-name="P13"><text:tab/>Przyjmując, że w półprzewodniku jest znaczna przewaga nośników jednego typu, pomiar napięcia Halla umożliwi nam wyznaczenie koncentracji nośników w halotronie.</text:p>
      <text:p text:style-name="P13">Ruchliwość możemy wyznaczyć korzystając ponownie z prawa Ohma i definicji natężenia prądu w halotronie, otrzymujemy więc:<text:span text:style-name="T19"> </text:span><draw:frame draw:style-name="fr1" draw:name="Obiekt8" text:anchor-type="as-char" svg:width="3.514cm" svg:height="1.14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2"/>
      <text:p text:style-name="P10"><text:span text:style-name="T15">U</text:span> – różnica potencjałów wzdłuż halotronu</text:p>
      <text:p text:style-name="P10"><text:span text:style-name="T15">l </text:span>– długość naparowanej warstwy</text:p>
      <text:p text:style-name="P12"/>
      <text:p text:style-name="P5">Skąd łatwo wyznaczyć interesującą nas wielkość.</text:p>
      <text:p text:style-name="P4"/>
      <text:p text:style-name="P7"/>
      <text:p text:style-name="P7">Wykonanie ćwiczenia:</text:p>
      <text:p text:style-name="P4"/>
      <text:p text:style-name="P4"><text:tab/>Na początku zbudowaliśmy układ według poniższego schematu:</text:p>
      <text:p text:style-name="P4"/>
      <text:p text:style-name="P6">&lt;schemat&gt;</text:p>
      <text:p text:style-name="P6">(...)</text:p>
      <text:p text:style-name="P26"/>
      <text:p text:style-name="P28"/>
      <text:p text:style-name="P28"/>
      <text:p text:style-name="P28"/>
      <text:p text:style-name="P29">Wnioski:</text:p>
      <text:p text:style-name="P13"/>
      <text:p text:style-name="Standard">Na podstawie pomiaru napięcia Halla mogliśmy określić na której ściance halotronu zgromadziły się jakie ładunki, nośnikami prądu były elektrony.</text:p>
      <text:p text:style-name="Standard"/>
      <text:p text:style-name="Standard">Zależności napięcia Halla od napięcia przyłożonego do warstwy, jak i od indukcji magnetycznej elektromagnesu mają charakter liniowy.</text:p>
      <text:p text:style-name="Standard"/>
      <text:p text:style-name="P27">Napięcie Halla jest też wprost proporcjonalne do natężenia prądu zasilające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johny</meta:initial-creator>
    <meta:creation-date>2007-10-23T22:06:42</meta:creation-date>
    <dc:creator>johny</dc:creator>
    <dc:date>2007-10-24T22:59:15</dc:date>
    <dc:language>pl-PL</dc:language>
    <meta:editing-cycles>14</meta:editing-cycles>
    <meta:editing-duration>PT1H29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7" meta:page-count="2" meta:paragraph-count="35" meta:word-count="281" meta:character-count="209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b>
              <math:mover math:accent="true">
                <math:mi>F</math:mi>
                <math:mo math:stretchy="false">→</math:mo>
              </math:mover>
              <math:mstyle math:fontsize="8pt">
                <math:mrow>
                  <math:mi>L</math:mi>
                </math:mrow>
              </math:mstyle>
            </math:msub>
            <math:mo math:stretchy="false">=</math:mo>
            <math:mrow>
              <math:mrow>
                <math:mi>q</math:mi>
                <math:mo math:stretchy="false">⋅</math:mo>
                <math:mover math:accent="true">
                  <math:mi>v</math:mi>
                  <math:mo math:stretchy="false">→</math:mo>
                </math:mover>
              </math:mrow>
              <math:mo math:stretchy="false">×</math:mo>
              <math:mover math:accent="true">
                <math:mi>B</math:mi>
                <math:mo math:stretchy="false">→</math:mo>
              </math:mover>
            </math:mrow>
          </math:mrow>
        </math:mrow>
      </math:mstyle>
      <math:mrow/>
    </math:mrow>
    <math:annotation math:encoding="StarMath 5.0"> size 12{ { vec  {F}} rSub { size 8{L} } =q cdot  { vec  {v}} times  { vec  {B}}} {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over math:accent="true">
            <math:mi>B</math:mi>
            <math:mo math:stretchy="false">→</math:mo>
          </math:mover>
        </math:mrow>
      </math:mstyle>
      <math:mrow/>
    </math:mrow>
    <math:annotation math:encoding="StarMath 5.0"> size 12{ { vec  {B}}} {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over math:accent="true">
            <math:mi>v</math:mi>
            <math:mo math:stretchy="false">→</math:mo>
          </math:mover>
        </math:mrow>
      </math:mstyle>
      <math:mrow/>
    </math:mrow>
    <math:annotation math:encoding="StarMath 5.0"> size 12{ { vec  {v}}} {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i>E</math:mi>
            <math:mo math:stretchy="false">=</math:mo>
            <math:mfrac>
              <math:msub>
                <math:mi>U</math:mi>
                <math:mstyle math:fontsize="8pt">
                  <math:mrow>
                    <math:mi>h</math:mi>
                  </math:mrow>
                </math:mstyle>
              </math:msub>
              <math:mi>c</math:mi>
            </math:mfrac>
          </math:mrow>
        </math:mrow>
      </math:mstyle>
      <math:mrow/>
    </math:mrow>
    <math:annotation math:encoding="StarMath 5.0"> size 12{E= {  {U rSub { size 8{h} } }  over  {c} } } {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i>F</math:mi>
            <math:mo math:stretchy="false">=</math:mo>
            <math:mrow>
              <math:mi>q</math:mi>
              <math:mo math:stretchy="false">⋅</math:mo>
              <math:mfrac>
                <math:msub>
                  <math:mi>U</math:mi>
                  <math:mstyle math:fontsize="8pt">
                    <math:mrow>
                      <math:mi>h</math:mi>
                    </math:mrow>
                  </math:mstyle>
                </math:msub>
                <math:mi>c</math:mi>
              </math:mfrac>
            </math:mrow>
          </math:mrow>
        </math:mrow>
      </math:mstyle>
      <math:mrow/>
    </math:mrow>
    <math:annotation math:encoding="StarMath 5.0"> size 12{F=q cdot  {  {U rSub { size 8{h} } }  over  {c} } } {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sub>
              <math:mi>U</math:mi>
              <math:mstyle math:fontsize="8pt">
                <math:mrow>
                  <math:mi>h</math:mi>
                </math:mrow>
              </math:mstyle>
            </math:msub>
            <math:mo math:stretchy="false">=</math:mo>
            <math:mfrac>
              <math:mrow>
                <math:mi>B</math:mi>
                <math:mo math:stretchy="false">⋅</math:mo>
                <math:mi>I</math:mi>
              </math:mrow>
              <math:mrow>
                <math:mrow>
                  <math:mi>n</math:mi>
                  <math:mo math:stretchy="false">⋅</math:mo>
                  <math:mi>e</math:mi>
                </math:mrow>
                <math:mo math:stretchy="false">⋅</math:mo>
                <math:mi>d</math:mi>
              </math:mrow>
            </math:mfrac>
          </math:mrow>
        </math:mrow>
      </math:mstyle>
      <math:mrow/>
    </math:mrow>
    <math:annotation math:encoding="StarMath 5.0"> size 12{U rSub { size 8{h} } = {  {B cdot I}  over  {n cdot e cdot d} } } {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i>I</math:mi>
            <math:mo math:stretchy="false">=</math:mo>
            <math:mrow>
              <math:mrow>
                <math:mrow>
                  <math:mrow>
                    <math:mi>n</math:mi>
                    <math:mo math:stretchy="false">⋅</math:mo>
                    <math:mi>e</math:mi>
                  </math:mrow>
                  <math:mo math:stretchy="false">⋅</math:mo>
                  <math:mfenced math:open="" math:close="">
                    <math:mfrac>
                      <math:mrow>
                        <math:mi>μ</math:mi>
                        <math:mo math:stretchy="false">⋅</math:mo>
                        <math:mi>U</math:mi>
                      </math:mrow>
                      <math:mi>l</math:mi>
                    </math:mfrac>
                  </math:mfenced>
                </math:mrow>
                <math:mo math:stretchy="false">⋅</math:mo>
                <math:mi>d</math:mi>
              </math:mrow>
              <math:mo math:stretchy="false">⋅</math:mo>
              <math:mi>c</math:mi>
            </math:mrow>
          </math:mrow>
        </math:mrow>
      </math:mstyle>
      <math:mrow/>
    </math:mrow>
    <math:annotation math:encoding="StarMath 5.0"> size 12{I=n cdot e cdot  left ( {  {μ cdot U}  over  {l} }  right ) cdot d cdot c} {}</math:annotation>
  </math:semantics>
</math:math>
</file>